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c6be2" style:font-weight-asian="normal" style:font-weight-complex="normal"/>
    </style:style>
    <style:style style:name="T3" style:family="text">
      <style:text-properties fo:font-weight="normal" officeooo:rsid="001094ec" style:font-weight-asian="normal" style:font-weight-complex="normal"/>
    </style:style>
    <style:style style:name="T4" style:family="text">
      <style:text-properties fo:font-weight="normal" officeooo:rsid="001e4052" style:font-weight-asian="normal" style:font-weight-complex="normal"/>
    </style:style>
    <style:style style:name="T5" style:family="text">
      <style:text-properties fo:font-weight="normal" officeooo:rsid="002225c0" style:font-weight-asian="normal" style:font-weight-complex="normal"/>
    </style:style>
    <style:style style:name="T6" style:family="text">
      <style:text-properties fo:font-weight="normal" officeooo:rsid="0023da93" style:font-weight-asian="normal" style:font-weight-complex="normal"/>
    </style:style>
    <style:style style:name="T7" style:family="text">
      <style:text-properties fo:font-weight="normal" officeooo:rsid="0023e189" style:font-weight-asian="normal" style:font-weight-complex="normal"/>
    </style:style>
    <style:style style:name="T8" style:family="text">
      <style:text-properties officeooo:rsid="001ef64c"/>
    </style:style>
    <style:style style:name="T9" style:family="text">
      <style:text-properties officeooo:rsid="0023da93"/>
    </style:style>
    <style:style style:name="T10" style:family="text">
      <style:text-properties officeooo:rsid="0023e1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 </text:span><text:span text:style-name="T7">Procedimiento correcto</text:span><text:span text:style-name="T6">. </text:span><text:span text:style-name="T7">Pero te sale una constante de integración compleja! Esto es porque aunque has puesto valor absoluto en el logaritmo neperiano, cuando despejar olvidas mantenerlo! Por lo demás muy bien</text:span><text:span text:style-name="T6"> (</text:span><text:span text:style-name="T7">8</text:span><text:span text:style-name="T6">/10).</text:span></text:p>
      <text:p text:style-name="P8"/>
      <text:p text:style-name="P2"><text:span text:style-name="T1">Ejercicio 2: </text:span><text:span text:style-name="T7">Perfecto, aunque al final te equivocas con la expresión de la solución</text:span><text:span text:style-name="T6"> (</text:span><text:span text:style-name="T7">10</text:span><text:span text:style-name="T6">/10).</text:span></text:p>
      <text:p text:style-name="P8"/>
      <text:p text:style-name="P3"><text:span text:style-name="T1">Ejercicio 3:</text:span> <text:span text:style-name="T10">Perfecto (3/10)</text:span></text:p>
      <text:p text:style-name="P3"/>
      <text:p text:style-name="P3"><text:span text:style-name="T1">Ejercicio 4:</text:span> <text:span text:style-name="T10">La solución particular está mal. Mira lo que yo he hecho (5/10)</text:span>.</text:p>
      <text:p text:style-name="P9"/>
      <text:p text:style-name="P6"><text:span text:style-name="T1">Ejercicio 5:</text:span> <text:span text:style-name="T10">Llegas a y(x)=exp(x^2) + Cexp(-x^2/2) y lo igualas a exp(-x^2/2)? El procedimiento hasta ahí era perfecto (8/10).</text:span></text:p>
      <text:p text:style-name="P9"/>
      <text:p text:style-name="P6"><text:span text:style-name="T1">Ejercicio 6: </text:span><text:span text:style-name="T2">Perfecto </text:span><text:span text:style-name="T3">(</text:span><text:span text:style-name="T2">10</text:span><text:span text:style-name="T3">/10).</text:span></text:p>
      <text:p text:style-name="P9"/>
      <text:p text:style-name="P6"><text:span text:style-name="T1">Ejercicio 7:</text:span> <text:span text:style-name="T9">Perfecto (10/10).</text:span></text:p>
      <text:p text:style-name="P9"/>
      <text:p text:style-name="P7"><text:span text:style-name="T1">Ejercicio 8:</text:span> <text:span text:style-name="T9">Perfecto (10/10).</text:span></text:p>
      <text:p text:style-name="P9"/>
      <text:p text:style-name="P7"><text:span text:style-name="T1">Ejercicio 9:</text:span> <text:span text:style-name="T8">Perfecto 10/10.</text:span></text:p>
      <text:p text:style-name="P9"/>
      <text:p text:style-name="P5"><text:span text:style-name="T1">Nota:</text:span><text:bookmark-start text:name="__DdeLink__145_1125319292"/><text:span text:style-name="T1"> </text:span><text:bookmark-start text:name="__DdeLink__231_2434581877"/><text:bookmark-start text:name="__DdeLink__103_3106149160"/><text:bookmark-start text:name="__DdeLink__95_3530221071"/><text:bookmark-start text:name="__DdeLink__116_2434581877"/><text:span text:style-name="T4">(</text:span><text:span text:style-name="T7">8 + 10 + 3 + 5 + 8 + 10 + 10 + 10 + 10</text:span><text:span text:style-name="T4">)/9</text:span><text:bookmark-end text:name="__DdeLink__145_1125319292"/><text:bookmark-end text:name="__DdeLink__231_2434581877"/><text:bookmark-end text:name="__DdeLink__103_3106149160"/><text:bookmark-end text:name="__DdeLink__95_3530221071"/><text:bookmark-end text:name="__DdeLink__116_2434581877"/><text:span text:style-name="T4">=</text:span><text:span text:style-name="T6">8.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7:56:46.519633724</dc:date>
    <meta:editing-duration>PT2H4M15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0" meta:character-count="723" meta:non-whitespace-character-count="612"/>
  </office:meta>
</office:document-meta>
</file>